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with rms</text:p>
          </table:table-cell>
          <table:table-cell office:value-type="string" calcext:value-type="string">
            <text:p>no_rms</text:p>
          </table:table-cell>
          <table:table-cell office:value-type="string" calcext:value-type="string">
            <text:p>small_mask_no_rms</text:p>
          </table:table-cell>
          <table:table-cell office:value-type="string" calcext:value-type="string">
            <text:p>small_mask_with_rms</text:p>
          </table:table-cell>
          <table:table-cell office:value-type="string" calcext:value-type="string">
            <text:p>no_rms&amp;mask</text:p>
          </table:table-cell>
          <table:table-cell table:number-columns-repeated="1019"/>
        </table:table-row>
        <table:table-row table:style-name="ro1">
          <table:table-cell office:value-type="float" office:value="22.1345" calcext:value-type="float">
            <text:p>22.1345</text:p>
          </table:table-cell>
          <table:table-cell office:value-type="float" office:value="22.0778" calcext:value-type="float">
            <text:p>22.0778</text:p>
          </table:table-cell>
          <table:table-cell office:value-type="float" office:value="21.8324" calcext:value-type="float">
            <text:p>21.8324</text:p>
          </table:table-cell>
          <table:table-cell office:value-type="float" office:value="21.8741" calcext:value-type="float">
            <text:p>21.8741</text:p>
          </table:table-cell>
          <table:table-cell office:value-type="float" office:value="22.0805" calcext:value-type="float">
            <text:p>22.0805</text:p>
          </table:table-cell>
          <table:table-cell table:number-columns-repeated="1019"/>
        </table:table-row>
        <table:table-row table:style-name="ro1">
          <table:table-cell office:value-type="float" office:value="22.1294" calcext:value-type="float">
            <text:p>22.1294</text:p>
          </table:table-cell>
          <table:table-cell office:value-type="float" office:value="22.0797" calcext:value-type="float">
            <text:p>22.0797</text:p>
          </table:table-cell>
          <table:table-cell office:value-type="float" office:value="21.8164" calcext:value-type="float">
            <text:p>21.8164</text:p>
          </table:table-cell>
          <table:table-cell office:value-type="float" office:value="21.8585" calcext:value-type="float">
            <text:p>21.8585</text:p>
          </table:table-cell>
          <table:table-cell office:value-type="float" office:value="22.0829" calcext:value-type="float">
            <text:p>22.0829</text:p>
          </table:table-cell>
          <table:table-cell table:number-columns-repeated="1019"/>
        </table:table-row>
        <table:table-row table:style-name="ro1">
          <table:table-cell office:value-type="float" office:value="22.1671" calcext:value-type="float">
            <text:p>22.1671</text:p>
          </table:table-cell>
          <table:table-cell office:value-type="float" office:value="22.138" calcext:value-type="float">
            <text:p>22.138</text:p>
          </table:table-cell>
          <table:table-cell office:value-type="float" office:value="21.9129" calcext:value-type="float">
            <text:p>21.9129</text:p>
          </table:table-cell>
          <table:table-cell office:value-type="float" office:value="21.9383" calcext:value-type="float">
            <text:p>21.9383</text:p>
          </table:table-cell>
          <table:table-cell office:value-type="float" office:value="22.1409" calcext:value-type="float">
            <text:p>22.1409</text:p>
          </table:table-cell>
          <table:table-cell table:number-columns-repeated="1019"/>
        </table:table-row>
        <table:table-row table:style-name="ro1">
          <table:table-cell office:value-type="float" office:value="22.1519" calcext:value-type="float">
            <text:p>22.1519</text:p>
          </table:table-cell>
          <table:table-cell office:value-type="float" office:value="22.1203" calcext:value-type="float">
            <text:p>22.1203</text:p>
          </table:table-cell>
          <table:table-cell office:value-type="float" office:value="21.937" calcext:value-type="float">
            <text:p>21.937</text:p>
          </table:table-cell>
          <table:table-cell office:value-type="float" office:value="21.9469" calcext:value-type="float">
            <text:p>21.9469</text:p>
          </table:table-cell>
          <table:table-cell office:value-type="float" office:value="22.1244" calcext:value-type="float">
            <text:p>22.1244</text:p>
          </table:table-cell>
          <table:table-cell table:number-columns-repeated="1019"/>
        </table:table-row>
        <table:table-row table:style-name="ro1">
          <table:table-cell office:value-type="float" office:value="22.1104" calcext:value-type="float">
            <text:p>22.1104</text:p>
          </table:table-cell>
          <table:table-cell office:value-type="float" office:value="22.0766" calcext:value-type="float">
            <text:p>22.0766</text:p>
          </table:table-cell>
          <table:table-cell office:value-type="float" office:value="21.8818" calcext:value-type="float">
            <text:p>21.8818</text:p>
          </table:table-cell>
          <table:table-cell office:value-type="float" office:value="21.8929" calcext:value-type="float">
            <text:p>21.8929</text:p>
          </table:table-cell>
          <table:table-cell office:value-type="float" office:value="22.0804" calcext:value-type="float">
            <text:p>22.0804</text:p>
          </table:table-cell>
          <table:table-cell table:number-columns-repeated="1019"/>
        </table:table-row>
        <table:table-row table:style-name="ro1">
          <table:table-cell office:value-type="float" office:value="22.1016" calcext:value-type="float">
            <text:p>22.1016</text:p>
          </table:table-cell>
          <table:table-cell office:value-type="float" office:value="22.0504" calcext:value-type="float">
            <text:p>22.0504</text:p>
          </table:table-cell>
          <table:table-cell office:value-type="float" office:value="21.7956" calcext:value-type="float">
            <text:p>21.7956</text:p>
          </table:table-cell>
          <table:table-cell office:value-type="float" office:value="21.8273" calcext:value-type="float">
            <text:p>21.8273</text:p>
          </table:table-cell>
          <table:table-cell office:value-type="float" office:value="22.0542" calcext:value-type="float">
            <text:p>22.0542</text:p>
          </table:table-cell>
          <table:table-cell table:number-columns-repeated="1019"/>
        </table:table-row>
        <table:table-row table:style-name="ro1">
          <table:table-cell office:value-type="float" office:value="22.1376" calcext:value-type="float">
            <text:p>22.1376</text:p>
          </table:table-cell>
          <table:table-cell office:value-type="float" office:value="22.1034" calcext:value-type="float">
            <text:p>22.1034</text:p>
          </table:table-cell>
          <table:table-cell office:value-type="float" office:value="21.9025" calcext:value-type="float">
            <text:p>21.9025</text:p>
          </table:table-cell>
          <table:table-cell office:value-type="float" office:value="21.918" calcext:value-type="float">
            <text:p>21.918</text:p>
          </table:table-cell>
          <table:table-cell office:value-type="float" office:value="22.1077" calcext:value-type="float">
            <text:p>22.1077</text:p>
          </table:table-cell>
          <table:table-cell table:number-columns-repeated="1019"/>
        </table:table-row>
        <table:table-row table:style-name="ro1">
          <table:table-cell office:value-type="float" office:value="22.1364" calcext:value-type="float">
            <text:p>22.1364</text:p>
          </table:table-cell>
          <table:table-cell office:value-type="float" office:value="22.1009" calcext:value-type="float">
            <text:p>22.1009</text:p>
          </table:table-cell>
          <table:table-cell office:value-type="float" office:value="21.9046" calcext:value-type="float">
            <text:p>21.9046</text:p>
          </table:table-cell>
          <table:table-cell office:value-type="float" office:value="21.9187" calcext:value-type="float">
            <text:p>21.9187</text:p>
          </table:table-cell>
          <table:table-cell office:value-type="float" office:value="22.1055" calcext:value-type="float">
            <text:p>22.1055</text:p>
          </table:table-cell>
          <table:table-cell table:number-columns-repeated="1019"/>
        </table:table-row>
        <table:table-row table:style-name="ro1">
          <table:table-cell office:value-type="float" office:value="22.1608" calcext:value-type="float">
            <text:p>22.1608</text:p>
          </table:table-cell>
          <table:table-cell office:value-type="float" office:value="22.1288" calcext:value-type="float">
            <text:p>22.1288</text:p>
          </table:table-cell>
          <table:table-cell office:value-type="float" office:value="21.9348" calcext:value-type="float">
            <text:p>21.9348</text:p>
          </table:table-cell>
          <table:table-cell office:value-type="float" office:value="21.9524" calcext:value-type="float">
            <text:p>21.9524</text:p>
          </table:table-cell>
          <table:table-cell office:value-type="float" office:value="22.1327" calcext:value-type="float">
            <text:p>22.1327</text:p>
          </table:table-cell>
          <table:table-cell table:number-columns-repeated="1019"/>
        </table:table-row>
        <table:table-row table:style-name="ro1">
          <table:table-cell office:value-type="float" office:value="22.1859" calcext:value-type="float">
            <text:p>22.1859</text:p>
          </table:table-cell>
          <table:table-cell office:value-type="float" office:value="22.1292" calcext:value-type="float">
            <text:p>22.1292</text:p>
          </table:table-cell>
          <table:table-cell office:value-type="float" office:value="21.9375" calcext:value-type="float">
            <text:p>21.9375</text:p>
          </table:table-cell>
          <table:table-cell office:value-type="float" office:value="21.9665" calcext:value-type="float">
            <text:p>21.9665</text:p>
          </table:table-cell>
          <table:table-cell office:value-type="float" office:value="22.1343" calcext:value-type="float">
            <text:p>22.1343</text:p>
          </table:table-cell>
          <table:table-cell table:number-columns-repeated="1019"/>
        </table:table-row>
        <table:table-row table:style-name="ro1">
          <table:table-cell office:value-type="float" office:value="22.1196" calcext:value-type="float">
            <text:p>22.1196</text:p>
          </table:table-cell>
          <table:table-cell office:value-type="float" office:value="22.0785" calcext:value-type="float">
            <text:p>22.0785</text:p>
          </table:table-cell>
          <table:table-cell office:value-type="float" office:value="21.894" calcext:value-type="float">
            <text:p>21.894</text:p>
          </table:table-cell>
          <table:table-cell office:value-type="float" office:value="21.9089" calcext:value-type="float">
            <text:p>21.9089</text:p>
          </table:table-cell>
          <table:table-cell office:value-type="float" office:value="22.0821" calcext:value-type="float">
            <text:p>22.0821</text:p>
          </table:table-cell>
          <table:table-cell table:number-columns-repeated="1019"/>
        </table:table-row>
        <table:table-row table:style-name="ro1">
          <table:table-cell office:value-type="float" office:value="22.0833" calcext:value-type="float">
            <text:p>22.0833</text:p>
          </table:table-cell>
          <table:table-cell office:value-type="float" office:value="22.0228" calcext:value-type="float">
            <text:p>22.0228</text:p>
          </table:table-cell>
          <table:table-cell office:value-type="float" office:value="21.8158" calcext:value-type="float">
            <text:p>21.8158</text:p>
          </table:table-cell>
          <table:table-cell office:value-type="float" office:value="21.8455" calcext:value-type="float">
            <text:p>21.8455</text:p>
          </table:table-cell>
          <table:table-cell office:value-type="float" office:value="22.0261" calcext:value-type="float">
            <text:p>22.0261</text:p>
          </table:table-cell>
          <table:table-cell table:number-columns-repeated="1019"/>
        </table:table-row>
        <table:table-row table:style-name="ro1">
          <table:table-cell office:value-type="float" office:value="22.0968" calcext:value-type="float">
            <text:p>22.0968</text:p>
          </table:table-cell>
          <table:table-cell office:value-type="float" office:value="22.0481" calcext:value-type="float">
            <text:p>22.0481</text:p>
          </table:table-cell>
          <table:table-cell office:value-type="float" office:value="21.8728" calcext:value-type="float">
            <text:p>21.8728</text:p>
          </table:table-cell>
          <table:table-cell office:value-type="float" office:value="21.8915" calcext:value-type="float">
            <text:p>21.8915</text:p>
          </table:table-cell>
          <table:table-cell office:value-type="float" office:value="22.0517" calcext:value-type="float">
            <text:p>22.0517</text:p>
          </table:table-cell>
          <table:table-cell table:number-columns-repeated="1019"/>
        </table:table-row>
        <table:table-row table:style-name="ro1">
          <table:table-cell office:value-type="float" office:value="22.1244" calcext:value-type="float">
            <text:p>22.1244</text:p>
          </table:table-cell>
          <table:table-cell office:value-type="float" office:value="22.0739" calcext:value-type="float">
            <text:p>22.0739</text:p>
          </table:table-cell>
          <table:table-cell office:value-type="float" office:value="21.8778" calcext:value-type="float">
            <text:p>21.8778</text:p>
          </table:table-cell>
          <table:table-cell office:value-type="float" office:value="21.9037" calcext:value-type="float">
            <text:p>21.9037</text:p>
          </table:table-cell>
          <table:table-cell office:value-type="float" office:value="22.0775" calcext:value-type="float">
            <text:p>22.0775</text:p>
          </table:table-cell>
          <table:table-cell table:number-columns-repeated="1019"/>
        </table:table-row>
        <table:table-row table:style-name="ro1">
          <table:table-cell office:value-type="float" office:value="22.105" calcext:value-type="float">
            <text:p>22.105</text:p>
          </table:table-cell>
          <table:table-cell office:value-type="float" office:value="22.0536" calcext:value-type="float">
            <text:p>22.0536</text:p>
          </table:table-cell>
          <table:table-cell office:value-type="float" office:value="21.8681" calcext:value-type="float">
            <text:p>21.8681</text:p>
          </table:table-cell>
          <table:table-cell office:value-type="float" office:value="21.8904" calcext:value-type="float">
            <text:p>21.8904</text:p>
          </table:table-cell>
          <table:table-cell office:value-type="float" office:value="22.0571" calcext:value-type="float">
            <text:p>22.0571</text:p>
          </table:table-cell>
          <table:table-cell table:number-columns-repeated="1019"/>
        </table:table-row>
        <table:table-row table:style-name="ro1">
          <table:table-cell office:value-type="float" office:value="22.1075" calcext:value-type="float">
            <text:p>22.1075</text:p>
          </table:table-cell>
          <table:table-cell office:value-type="float" office:value="22.0507" calcext:value-type="float">
            <text:p>22.0507</text:p>
          </table:table-cell>
          <table:table-cell office:value-type="float" office:value="21.864" calcext:value-type="float">
            <text:p>21.864</text:p>
          </table:table-cell>
          <table:table-cell office:value-type="float" office:value="21.8915" calcext:value-type="float">
            <text:p>21.8915</text:p>
          </table:table-cell>
          <table:table-cell office:value-type="float" office:value="22.0542" calcext:value-type="float">
            <text:p>22.0542</text:p>
          </table:table-cell>
          <table:table-cell table:number-columns-repeated="1019"/>
        </table:table-row>
        <table:table-row table:style-name="ro1">
          <table:table-cell office:value-type="float" office:value="22.0913" calcext:value-type="float">
            <text:p>22.0913</text:p>
          </table:table-cell>
          <table:table-cell office:value-type="float" office:value="22.0359" calcext:value-type="float">
            <text:p>22.0359</text:p>
          </table:table-cell>
          <table:table-cell office:value-type="float" office:value="21.8521" calcext:value-type="float">
            <text:p>21.8521</text:p>
          </table:table-cell>
          <table:table-cell office:value-type="float" office:value="21.8809" calcext:value-type="float">
            <text:p>21.8809</text:p>
          </table:table-cell>
          <table:table-cell office:value-type="float" office:value="22.0396" calcext:value-type="float">
            <text:p>22.0396</text:p>
          </table:table-cell>
          <table:table-cell table:number-columns-repeated="1019"/>
        </table:table-row>
        <table:table-row table:style-name="ro1">
          <table:table-cell office:value-type="float" office:value="22.0837" calcext:value-type="float">
            <text:p>22.0837</text:p>
          </table:table-cell>
          <table:table-cell office:value-type="float" office:value="22.0363" calcext:value-type="float">
            <text:p>22.0363</text:p>
          </table:table-cell>
          <table:table-cell office:value-type="float" office:value="21.8582" calcext:value-type="float">
            <text:p>21.8582</text:p>
          </table:table-cell>
          <table:table-cell office:value-type="float" office:value="21.8756" calcext:value-type="float">
            <text:p>21.8756</text:p>
          </table:table-cell>
          <table:table-cell office:value-type="float" office:value="22.0401" calcext:value-type="float">
            <text:p>22.0401</text:p>
          </table:table-cell>
          <table:table-cell table:number-columns-repeated="1019"/>
        </table:table-row>
        <table:table-row table:style-name="ro1">
          <table:table-cell office:value-type="float" office:value="22.0789" calcext:value-type="float">
            <text:p>22.0789</text:p>
          </table:table-cell>
          <table:table-cell office:value-type="float" office:value="22.0234" calcext:value-type="float">
            <text:p>22.0234</text:p>
          </table:table-cell>
          <table:table-cell office:value-type="float" office:value="21.8367" calcext:value-type="float">
            <text:p>21.8367</text:p>
          </table:table-cell>
          <table:table-cell office:value-type="float" office:value="21.8615" calcext:value-type="float">
            <text:p>21.8615</text:p>
          </table:table-cell>
          <table:table-cell office:value-type="float" office:value="22.0269" calcext:value-type="float">
            <text:p>22.0269</text:p>
          </table:table-cell>
          <table:table-cell table:number-columns-repeated="1019"/>
        </table:table-row>
        <table:table-row table:style-name="ro1">
          <table:table-cell office:value-type="float" office:value="22.0257" calcext:value-type="float">
            <text:p>22.0257</text:p>
          </table:table-cell>
          <table:table-cell office:value-type="float" office:value="21.9605" calcext:value-type="float">
            <text:p>21.9605</text:p>
          </table:table-cell>
          <table:table-cell office:value-type="float" office:value="21.7423" calcext:value-type="float">
            <text:p>21.7423</text:p>
          </table:table-cell>
          <table:table-cell office:value-type="float" office:value="21.7789" calcext:value-type="float">
            <text:p>21.7789</text:p>
          </table:table-cell>
          <table:table-cell office:value-type="float" office:value="21.9635" calcext:value-type="float">
            <text:p>21.9635</text:p>
          </table:table-cell>
          <table:table-cell table:number-columns-repeated="1019"/>
        </table:table-row>
        <table:table-row table:style-name="ro1">
          <table:table-cell office:value-type="float" office:value="22.0505" calcext:value-type="float">
            <text:p>22.0505</text:p>
          </table:table-cell>
          <table:table-cell office:value-type="float" office:value="21.9901" calcext:value-type="float">
            <text:p>21.9901</text:p>
          </table:table-cell>
          <table:table-cell office:value-type="float" office:value="21.7601" calcext:value-type="float">
            <text:p>21.7601</text:p>
          </table:table-cell>
          <table:table-cell office:value-type="float" office:value="21.7996" calcext:value-type="float">
            <text:p>21.7996</text:p>
          </table:table-cell>
          <table:table-cell office:value-type="float" office:value="21.9933" calcext:value-type="float">
            <text:p>21.9933</text:p>
          </table:table-cell>
          <table:table-cell table:number-columns-repeated="1019"/>
        </table:table-row>
        <table:table-row table:style-name="ro1">
          <table:table-cell office:value-type="float" office:value="22.0706" calcext:value-type="float">
            <text:p>22.0706</text:p>
          </table:table-cell>
          <table:table-cell office:value-type="float" office:value="22.0105" calcext:value-type="float">
            <text:p>22.0105</text:p>
          </table:table-cell>
          <table:table-cell office:value-type="float" office:value="21.7818" calcext:value-type="float">
            <text:p>21.7818</text:p>
          </table:table-cell>
          <table:table-cell office:value-type="float" office:value="21.82" calcext:value-type="float">
            <text:p>21.82</text:p>
          </table:table-cell>
          <table:table-cell office:value-type="float" office:value="22.0136" calcext:value-type="float">
            <text:p>22.0136</text:p>
          </table:table-cell>
          <table:table-cell table:number-columns-repeated="1019"/>
        </table:table-row>
        <table:table-row table:style-name="ro1">
          <table:table-cell office:value-type="float" office:value="22.0761" calcext:value-type="float">
            <text:p>22.0761</text:p>
          </table:table-cell>
          <table:table-cell office:value-type="float" office:value="22.0169" calcext:value-type="float">
            <text:p>22.0169</text:p>
          </table:table-cell>
          <table:table-cell office:value-type="float" office:value="21.7622" calcext:value-type="float">
            <text:p>21.7622</text:p>
          </table:table-cell>
          <table:table-cell office:value-type="float" office:value="21.8123" calcext:value-type="float">
            <text:p>21.8123</text:p>
          </table:table-cell>
          <table:table-cell office:value-type="float" office:value="22.0196" calcext:value-type="float">
            <text:p>22.0196</text:p>
          </table:table-cell>
          <table:table-cell table:number-columns-repeated="1019"/>
        </table:table-row>
        <table:table-row table:style-name="ro1">
          <table:table-cell office:value-type="float" office:value="22.1123" calcext:value-type="float">
            <text:p>22.1123</text:p>
          </table:table-cell>
          <table:table-cell office:value-type="float" office:value="22.054" calcext:value-type="float">
            <text:p>22.054</text:p>
          </table:table-cell>
          <table:table-cell office:value-type="float" office:value="21.8292" calcext:value-type="float">
            <text:p>21.8292</text:p>
          </table:table-cell>
          <table:table-cell office:value-type="float" office:value="21.8701" calcext:value-type="float">
            <text:p>21.8701</text:p>
          </table:table-cell>
          <table:table-cell office:value-type="float" office:value="22.0574" calcext:value-type="float">
            <text:p>22.0574</text:p>
          </table:table-cell>
          <table:table-cell table:number-columns-repeated="1019"/>
        </table:table-row>
        <table:table-row table:style-name="ro1">
          <table:table-cell office:value-type="float" office:value="22.0837" calcext:value-type="float">
            <text:p>22.0837</text:p>
          </table:table-cell>
          <table:table-cell office:value-type="float" office:value="22.0228" calcext:value-type="float">
            <text:p>22.0228</text:p>
          </table:table-cell>
          <table:table-cell office:value-type="float" office:value="21.8247" calcext:value-type="float">
            <text:p>21.8247</text:p>
          </table:table-cell>
          <table:table-cell office:value-type="float" office:value="21.8558" calcext:value-type="float">
            <text:p>21.8558</text:p>
          </table:table-cell>
          <table:table-cell office:value-type="float" office:value="22.0254" calcext:value-type="float">
            <text:p>22.0254</text:p>
          </table:table-cell>
          <table:table-cell table:number-columns-repeated="1019"/>
        </table:table-row>
        <table:table-row table:style-name="ro1">
          <table:table-cell office:value-type="float" office:value="22.0836" calcext:value-type="float">
            <text:p>22.0836</text:p>
          </table:table-cell>
          <table:table-cell office:value-type="float" office:value="22.0185" calcext:value-type="float">
            <text:p>22.0185</text:p>
          </table:table-cell>
          <table:table-cell office:value-type="float" office:value="21.8112" calcext:value-type="float">
            <text:p>21.8112</text:p>
          </table:table-cell>
          <table:table-cell office:value-type="float" office:value="21.8491" calcext:value-type="float">
            <text:p>21.8491</text:p>
          </table:table-cell>
          <table:table-cell office:value-type="float" office:value="22.0217" calcext:value-type="float">
            <text:p>22.0217</text:p>
          </table:table-cell>
          <table:table-cell table:number-columns-repeated="1019"/>
        </table:table-row>
        <table:table-row table:style-name="ro1">
          <table:table-cell office:value-type="float" office:value="22.1328" calcext:value-type="float">
            <text:p>22.1328</text:p>
          </table:table-cell>
          <table:table-cell office:value-type="float" office:value="22.0673" calcext:value-type="float">
            <text:p>22.0673</text:p>
          </table:table-cell>
          <table:table-cell office:value-type="float" office:value="21.8307" calcext:value-type="float">
            <text:p>21.8307</text:p>
          </table:table-cell>
          <table:table-cell office:value-type="float" office:value="21.8806" calcext:value-type="float">
            <text:p>21.8806</text:p>
          </table:table-cell>
          <table:table-cell office:value-type="float" office:value="22.0714" calcext:value-type="float">
            <text:p>22.0714</text:p>
          </table:table-cell>
          <table:table-cell table:number-columns-repeated="1019"/>
        </table:table-row>
        <table:table-row table:style-name="ro1">
          <table:table-cell office:value-type="float" office:value="22.1094" calcext:value-type="float">
            <text:p>22.1094</text:p>
          </table:table-cell>
          <table:table-cell office:value-type="float" office:value="22.034" calcext:value-type="float">
            <text:p>22.034</text:p>
          </table:table-cell>
          <table:table-cell office:value-type="float" office:value="21.8056" calcext:value-type="float">
            <text:p>21.8056</text:p>
          </table:table-cell>
          <table:table-cell office:value-type="float" office:value="21.8531" calcext:value-type="float">
            <text:p>21.8531</text:p>
          </table:table-cell>
          <table:table-cell office:value-type="float" office:value="22.0376" calcext:value-type="float">
            <text:p>22.0376</text:p>
          </table:table-cell>
          <table:table-cell table:number-columns-repeated="1019"/>
        </table:table-row>
        <table:table-row table:style-name="ro1">
          <table:table-cell office:value-type="float" office:value="22.1389" calcext:value-type="float">
            <text:p>22.1389</text:p>
          </table:table-cell>
          <table:table-cell office:value-type="float" office:value="22.0717" calcext:value-type="float">
            <text:p>22.0717</text:p>
          </table:table-cell>
          <table:table-cell office:value-type="float" office:value="21.8535" calcext:value-type="float">
            <text:p>21.8535</text:p>
          </table:table-cell>
          <table:table-cell office:value-type="float" office:value="21.8991" calcext:value-type="float">
            <text:p>21.8991</text:p>
          </table:table-cell>
          <table:table-cell office:value-type="float" office:value="22.0755" calcext:value-type="float">
            <text:p>22.0755</text:p>
          </table:table-cell>
          <table:table-cell table:number-columns-repeated="1019"/>
        </table:table-row>
        <table:table-row table:style-name="ro1">
          <table:table-cell office:value-type="float" office:value="22.1379" calcext:value-type="float">
            <text:p>22.1379</text:p>
          </table:table-cell>
          <table:table-cell office:value-type="float" office:value="22.0784" calcext:value-type="float">
            <text:p>22.0784</text:p>
          </table:table-cell>
          <table:table-cell office:value-type="float" office:value="21.8877" calcext:value-type="float">
            <text:p>21.8877</text:p>
          </table:table-cell>
          <table:table-cell office:value-type="float" office:value="21.9155" calcext:value-type="float">
            <text:p>21.9155</text:p>
          </table:table-cell>
          <table:table-cell office:value-type="float" office:value="22.0808" calcext:value-type="float">
            <text:p>22.0808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2:56:21.88760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2:37:14.022517875</meta:creation-date>
    <dc:date>2016-01-18T13:13:01.083892355</dc:date>
    <meta:editing-duration>PT9M39S</meta:editing-duration>
    <meta:editing-cycles>6</meta:editing-cycles>
    <meta:generator>LibreOffice/4.2.8.2$Linux_X86_64 LibreOffice_project/420m0$Build-2</meta:generator>
    <meta:document-statistic meta:table-count="1" meta:cell-count="155" meta:object-count="0"/>
  </office:meta>
</office:document-meta>
</file>